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9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September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5947" calcext:value-type="float">
            <text:p><text:s/>495,947 </text:p>
          </table:table-cell>
          <table:table-cell table:style-name="ce30" office:value-type="float" office:value="2695" calcext:value-type="float">
            <text:p><text:s/>2,695 </text:p>
          </table:table-cell>
          <table:table-cell table:style-name="ce30" office:value-type="float" office:value="26193" calcext:value-type="float">
            <text:p><text:s/>26,1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450870" calcext:value-type="float">
            <text:p><text:s/>450,8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03" calcext:value-type="float">
            <text:p><text:s/>1,103 </text:p>
          </table:table-cell>
          <table:table-cell table:style-name="ce30" office:value-type="float" office:value="15533" calcext:value-type="float">
            <text:p><text:s/>15,53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53" calcext:value-type="float">
            <text:p><text:s/>753 </text:p>
          </table:table-cell>
          <table:table-cell table:style-name="ce30" office:value-type="float" office:value="4175" calcext:value-type="float">
            <text:p><text:s/>4,175 </text:p>
          </table:table-cell>
          <table:table-cell table:style-name="ce30" office:value-type="float" office:value="3351" calcext:value-type="float">
            <text:p><text:s/>3,351 </text:p>
          </table:table-cell>
          <table:table-cell table:style-name="ce30" office:value-type="float" office:value="824" calcext:value-type="float">
            <text:p><text:s/>824 </text:p>
          </table:table-cell>
          <table:table-cell table:style-name="ce30" office:value-type="float" office:value="114" calcext:value-type="float">
            <text:p><text:s/>114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3010" calcext:value-type="float">
            <text:p><text:s/>323,010 </text:p>
          </table:table-cell>
          <table:table-cell table:style-name="ce30" office:value-type="float" office:value="1844" calcext:value-type="float">
            <text:p><text:s/>1,844 </text:p>
          </table:table-cell>
          <table:table-cell table:style-name="ce30" office:value-type="float" office:value="19198" calcext:value-type="float">
            <text:p><text:s/>19,1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288920" calcext:value-type="float">
            <text:p><text:s/>288,9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98" calcext:value-type="float">
            <text:p><text:s/>998 </text:p>
          </table:table-cell>
          <table:table-cell table:style-name="ce30" office:value-type="float" office:value="12196" calcext:value-type="float">
            <text:p><text:s/>12,19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67" calcext:value-type="float">
            <text:p><text:s/>367 </text:p>
          </table:table-cell>
          <table:table-cell table:style-name="ce30" office:value-type="float" office:value="3160" calcext:value-type="float">
            <text:p><text:s/>3,160 </text:p>
          </table:table-cell>
          <table:table-cell table:style-name="ce30" office:value-type="float" office:value="2696" calcext:value-type="float">
            <text:p><text:s/>2,696 </text:p>
          </table:table-cell>
          <table:table-cell table:style-name="ce30" office:value-type="float" office:value="464" calcext:value-type="float">
            <text:p><text:s/>464 </text:p>
          </table:table-cell>
          <table:table-cell table:style-name="ce30" office:value-type="float" office:value="69" calcext:value-type="float">
            <text:p><text:s/>69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1499" calcext:value-type="float">
            <text:p><text:s/>151,499 </text:p>
          </table:table-cell>
          <table:table-cell table:style-name="ce31" office:value-type="float" office:value="1300" calcext:value-type="float">
            <text:p><text:s/>1,30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2819" calcext:value-type="float">
            <text:p><text:s/>142,8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39" calcext:value-type="float">
            <text:p><text:s/>939 </text:p>
          </table:table-cell>
          <table:table-cell table:style-name="ce31" office:value-type="float" office:value="6865" calcext:value-type="float">
            <text:p><text:s/>6,86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0" calcext:value-type="float">
            <text:p><text:s/>220 </text:p>
          </table:table-cell>
          <table:table-cell table:style-name="ce31" office:value-type="float" office:value="1956" calcext:value-type="float">
            <text:p><text:s/>1,956 </text:p>
          </table:table-cell>
          <table:table-cell table:style-name="ce31" office:value-type="float" office:value="1815" calcext:value-type="float">
            <text:p><text:s/>1,815 </text:p>
          </table:table-cell>
          <table:table-cell table:style-name="ce31" office:value-type="float" office:value="141" calcext:value-type="float">
            <text:p><text:s/>14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29" calcext:value-type="float">
            <text:p><text:s/>2,329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6" calcext:value-type="float">
            <text:p><text:s/>5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9" calcext:value-type="float">
            <text:p><text:s/>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8287" calcext:value-type="float">
            <text:p><text:s/>28,287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06" calcext:value-type="float">
            <text:p><text:s/>25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3" calcext:value-type="float">
            <text:p><text:s/>1,7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45" calcext:value-type="float">
            <text:p><text:s/>345 </text:p>
          </table:table-cell>
          <table:table-cell table:style-name="ce31" office:value-type="float" office:value="314" calcext:value-type="float">
            <text:p><text:s/>314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933" calcext:value-type="float">
            <text:p><text:s/>3,93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0" calcext:value-type="float">
            <text:p><text:s/>2,6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71" calcext:value-type="float">
            <text:p><text:s/>1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27" calcext:value-type="float">
            <text:p><text:s/>1,227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7" calcext:value-type="float">
            <text:p><text:s/>1,1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846" calcext:value-type="float">
            <text:p><text:s/>6,846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55" calcext:value-type="float">
            <text:p><text:s/>5,5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4" calcext:value-type="float">
            <text:p><text:s/>1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30" calcext:value-type="float">
            <text:p><text:s/>3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84" calcext:value-type="float">
            <text:p><text:s/>4,984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80" calcext:value-type="float">
            <text:p><text:s/>4,4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65" calcext:value-type="float">
            <text:p><text:s/>2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75" calcext:value-type="float">
            <text:p><text:s/>1,6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36" calcext:value-type="float">
            <text:p><text:s/>2,036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36" calcext:value-type="float">
            <text:p><text:s/>2,03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" calcext:value-type="float">
            <text:p><text:s/>1,5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31" calcext:value-type="float">
            <text:p><text:s/>631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6" calcext:value-type="float">
            <text:p><text:s/>5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5" calcext:value-type="float">
            <text:p><text:s/>85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554" calcext:value-type="float">
            <text:p><text:s/>12,554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23" calcext:value-type="float">
            <text:p><text:s/>6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69" calcext:value-type="float">
            <text:p><text:s/>12,86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79" calcext:value-type="float">
            <text:p><text:s/>37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40" calcext:value-type="float">
            <text:p><text:s/>3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09" calcext:value-type="float">
            <text:p><text:s/>2,50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5" calcext:value-type="float">
            <text:p><text:s/>1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" calcext:value-type="float">
            <text:p><text:s/>6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52" calcext:value-type="float">
            <text:p><text:s/>16,752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8" calcext:value-type="float">
            <text:p><text:s/>15,6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6" calcext:value-type="float">
            <text:p><text:s/>1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110" calcext:value-type="float">
            <text:p><text:s/>6,110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560" calcext:value-type="float">
            <text:p><text:s/>5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190" calcext:value-type="float">
            <text:p><text:s/>5,1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20" calcext:value-type="float">
            <text:p><text:s/>3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2311" calcext:value-type="float">
            <text:p><text:s/>32,311 </text:p>
          </table:table-cell>
          <table:table-cell table:style-name="ce31" office:value-type="float" office:value="194" calcext:value-type="float">
            <text:p><text:s/>194 </text:p>
          </table:table-cell>
          <table:table-cell table:style-name="ce31" office:value-type="float" office:value="3915" calcext:value-type="float">
            <text:p><text:s/>3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43" calcext:value-type="float">
            <text:p><text:s/>27,0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115" calcext:value-type="float">
            <text:p><text:s/>1,1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355" calcext:value-type="float">
            <text:p><text:s/>355 </text:p>
          </table:table-cell>
          <table:table-cell table:style-name="ce31" office:value-type="float" office:value="238" calcext:value-type="float">
            <text:p><text:s/>238 </text:p>
          </table:table-cell>
          <table:table-cell table:style-name="ce31" office:value-type="float" office:value="117" calcext:value-type="float">
            <text:p><text:s/>1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26" calcext:value-type="float">
            <text:p><text:s/>15,726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311" calcext:value-type="float">
            <text:p><text:s/>18,31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62" calcext:value-type="float">
            <text:p><text:s/>14,4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03" calcext:value-type="float">
            <text:p><text:s/>2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177" calcext:value-type="float">
            <text:p><text:s/>79,177 </text:p>
          </table:table-cell>
          <table:table-cell table:style-name="ce30" office:value-type="float" office:value="461" calcext:value-type="float">
            <text:p><text:s/>461 </text:p>
          </table:table-cell>
          <table:table-cell table:style-name="ce30" office:value-type="float" office:value="6589" calcext:value-type="float">
            <text:p><text:s/>6,58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0999" calcext:value-type="float">
            <text:p><text:s/>70,9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1223" calcext:value-type="float">
            <text:p><text:s/>1,2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8" calcext:value-type="float">
            <text:p><text:s/>298 </text:p>
          </table:table-cell>
          <table:table-cell table:style-name="ce30" office:value-type="float" office:value="512" calcext:value-type="float">
            <text:p><text:s/>512 </text:p>
          </table:table-cell>
          <table:table-cell table:style-name="ce30" office:value-type="float" office:value="366" calcext:value-type="float">
            <text:p><text:s/>366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1539" calcext:value-type="float">
            <text:p><text:s/>91,539 </text:p>
          </table:table-cell>
          <table:table-cell table:style-name="ce30" office:value-type="float" office:value="390" calcext:value-type="float">
            <text:p><text:s/>39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195" calcext:value-type="float">
            <text:p><text:s/>89,1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2059" calcext:value-type="float">
            <text:p><text:s/>2,0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499" calcext:value-type="float">
            <text:p><text:s/>499 </text:p>
          </table:table-cell>
          <table:table-cell table:style-name="ce30" office:value-type="float" office:value="285" calcext:value-type="float">
            <text:p><text:s/>285 </text:p>
          </table:table-cell>
          <table:table-cell table:style-name="ce30" office:value-type="float" office:value="214" calcext:value-type="float">
            <text:p><text:s/>21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21" calcext:value-type="float">
            <text:p><text:s/>2,2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5" calcext:value-type="float">
            <text:p><text:s/>5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74" calcext:value-type="float">
            <text:p><text:s/>1,77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46:31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